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danto</text:p>
      <text:p text:style-name="P2"/>
      <text:p text:style-name="P2">Kotihoidossa on x määrä hoitajia ja y määrä asiakkaita, joiden luona tulee käydä 1-2 kertaa vuoron aikana. Kullakin käynnillä on tietty kesto, joka vaihtelee asiakkaittain. Vuorolistajärjestelmän tarkoituksena on jakaa yksittäiset asiakaskäynnit vuorossa olevien hoitajien kesken niin, että työtaakka on kaikkien kesken mahdollisimman tasainen. Vuorot voidaan jakaa joko yhdelle päivälle tai saman tien koko viikoksi.</text:p>
      <text:p text:style-name="P2"/>
      <text:p text:style-name="P2">Tietokantaan talletetaan asiakkaiden tiedot sekä käynnit ja niiden kestot. Tietokannasta löytyy myös <text:s/>hoitajat ja kunkin hoitajan ”erikoisominaisuudet” eli tieto esimerkiksi siitä, voiko hoitaja jakaa lääkkeit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a Keto</meta:initial-creator>
    <meta:creation-date>2013-05-28T15:24:55</meta:creation-date>
    <dc:date>2013-05-28T15:31:50</dc:date>
    <dc:creator>Johanna Keto</dc:creator>
    <meta:editing-duration>P0D</meta:editing-duration>
    <meta:editing-cycles>1</meta:editing-cycles>
    <meta:document-statistic meta:table-count="0" meta:image-count="0" meta:object-count="0" meta:page-count="1" meta:paragraph-count="3" meta:word-count="80" meta:character-count="636" meta:non-whitespace-character-count="636"/>
    <meta:generator>LibreOffice/3.5$Linux_X86_64 LibreOffice_project/350m1$Build-2</meta:generator>
  </office:meta>
</office:document-meta>
</file>